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38ed" officeooo:paragraph-rsid="000238ed"/>
    </style:style>
    <style:style style:name="P2" style:family="paragraph" style:parent-style-name="Standard">
      <style:text-properties officeooo:rsid="000238ed" officeooo:paragraph-rsid="0005cfdd"/>
    </style:style>
    <style:style style:name="P3" style:family="paragraph" style:parent-style-name="Standard">
      <style:text-properties officeooo:rsid="000238ed" officeooo:paragraph-rsid="0007e261"/>
    </style:style>
    <style:style style:name="P4" style:family="paragraph" style:parent-style-name="Standard">
      <style:text-properties officeooo:rsid="000238ed" officeooo:paragraph-rsid="0009eea1"/>
    </style:style>
    <style:style style:name="P5" style:family="paragraph" style:parent-style-name="Standard">
      <style:text-properties officeooo:rsid="000238ed" officeooo:paragraph-rsid="000aa704"/>
    </style:style>
    <style:style style:name="P6" style:family="paragraph" style:parent-style-name="Standard">
      <style:text-properties fo:color="#800000" officeooo:rsid="000238ed" officeooo:paragraph-rsid="0010d30a"/>
    </style:style>
    <style:style style:name="P7" style:family="paragraph" style:parent-style-name="Standard">
      <style:text-properties fo:color="#800000" officeooo:rsid="000238ed" officeooo:paragraph-rsid="00394b2e"/>
    </style:style>
    <style:style style:name="P8" style:family="paragraph" style:parent-style-name="Standard">
      <style:text-properties fo:color="#800000" style:text-underline-style="none" fo:font-weight="normal" officeooo:rsid="000238ed" officeooo:paragraph-rsid="002093a7" style:font-weight-asian="normal" style:font-weight-complex="normal"/>
    </style:style>
    <style:style style:name="P9" style:family="paragraph" style:parent-style-name="Standard">
      <style:text-properties fo:color="#990000" officeooo:rsid="000238ed" officeooo:paragraph-rsid="0009eea1"/>
    </style:style>
    <style:style style:name="P10" style:family="paragraph" style:parent-style-name="Standard">
      <style:text-properties fo:color="#990000" officeooo:rsid="000238ed" officeooo:paragraph-rsid="0010d30a"/>
    </style:style>
    <style:style style:name="P11" style:family="paragraph" style:parent-style-name="Standard">
      <style:text-properties fo:color="#990000" officeooo:rsid="000238ed" officeooo:paragraph-rsid="000238ed"/>
    </style:style>
    <style:style style:name="P12" style:family="paragraph" style:parent-style-name="Standard">
      <style:text-properties fo:color="#990000" officeooo:rsid="0005e7bf" officeooo:paragraph-rsid="0007e261"/>
    </style:style>
    <style:style style:name="P13" style:family="paragraph" style:parent-style-name="Standard">
      <style:text-properties fo:color="#990000" officeooo:rsid="0007e261" officeooo:paragraph-rsid="0007e261"/>
    </style:style>
    <style:style style:name="P14" style:family="paragraph" style:parent-style-name="Standard">
      <style:text-properties officeooo:rsid="000238ed" officeooo:paragraph-rsid="000238ed"/>
    </style:style>
    <style:style style:name="P15" style:family="paragraph" style:parent-style-name="Standard">
      <style:text-properties officeooo:rsid="000238ed" officeooo:paragraph-rsid="0007e261"/>
    </style:style>
    <style:style style:name="P16" style:family="paragraph" style:parent-style-name="Standard">
      <style:text-properties officeooo:rsid="000238ed" officeooo:paragraph-rsid="000eb480"/>
    </style:style>
    <style:style style:name="P17" style:family="paragraph" style:parent-style-name="Standard">
      <style:text-properties officeooo:rsid="000238ed" officeooo:paragraph-rsid="000ed2dc"/>
    </style:style>
    <style:style style:name="P18" style:family="paragraph" style:parent-style-name="Standard">
      <style:text-properties officeooo:rsid="000238ed" officeooo:paragraph-rsid="000fe745"/>
    </style:style>
    <style:style style:name="P19" style:family="paragraph" style:parent-style-name="Standard">
      <style:text-properties officeooo:rsid="000238ed" officeooo:paragraph-rsid="0010d30a"/>
    </style:style>
    <style:style style:name="P20" style:family="paragraph" style:parent-style-name="Standard">
      <style:text-properties officeooo:rsid="000238ed" officeooo:paragraph-rsid="001458f7"/>
    </style:style>
    <style:style style:name="P21" style:family="paragraph" style:parent-style-name="Standard">
      <style:text-properties officeooo:rsid="000238ed" officeooo:paragraph-rsid="00176427"/>
    </style:style>
    <style:style style:name="P22" style:family="paragraph" style:parent-style-name="Standard">
      <style:text-properties officeooo:rsid="000238ed" officeooo:paragraph-rsid="001a4d9e"/>
    </style:style>
    <style:style style:name="P23" style:family="paragraph" style:parent-style-name="Standard">
      <style:text-properties officeooo:rsid="000238ed" officeooo:paragraph-rsid="001b4cc3"/>
    </style:style>
    <style:style style:name="P24" style:family="paragraph" style:parent-style-name="Standard">
      <style:text-properties officeooo:rsid="000238ed" officeooo:paragraph-rsid="001bd9e5"/>
    </style:style>
    <style:style style:name="P25" style:family="paragraph" style:parent-style-name="Standard">
      <style:text-properties officeooo:rsid="000238ed" officeooo:paragraph-rsid="001e1bc2"/>
    </style:style>
    <style:style style:name="P26" style:family="paragraph" style:parent-style-name="Standard">
      <style:text-properties officeooo:rsid="000238ed" officeooo:paragraph-rsid="001f370d"/>
    </style:style>
    <style:style style:name="P27" style:family="paragraph" style:parent-style-name="Standard">
      <style:text-properties officeooo:rsid="000238ed" officeooo:paragraph-rsid="002093a7"/>
    </style:style>
    <style:style style:name="P28" style:family="paragraph" style:parent-style-name="Standard">
      <style:paragraph-properties fo:text-align="center" style:justify-single-word="false"/>
      <style:text-properties officeooo:rsid="000238ed" officeooo:paragraph-rsid="000238ed"/>
    </style:style>
    <style:style style:name="P29" style:family="paragraph" style:parent-style-name="Standard">
      <style:text-properties officeooo:rsid="000238ed" officeooo:paragraph-rsid="002a0c15"/>
    </style:style>
    <style:style style:name="P30" style:family="paragraph" style:parent-style-name="Standard">
      <style:text-properties officeooo:rsid="000238ed" officeooo:paragraph-rsid="002aa7fa"/>
    </style:style>
    <style:style style:name="P31" style:family="paragraph" style:parent-style-name="Standard">
      <style:text-properties officeooo:rsid="000238ed" officeooo:paragraph-rsid="0005cfdd"/>
    </style:style>
    <style:style style:name="P32" style:family="paragraph" style:parent-style-name="Standard">
      <style:paragraph-properties fo:text-align="start" style:justify-single-word="false"/>
      <style:text-properties officeooo:rsid="000238ed" officeooo:paragraph-rsid="000238ed"/>
    </style:style>
    <style:style style:name="P33" style:family="paragraph" style:parent-style-name="Standard">
      <style:text-properties officeooo:rsid="000238ed" officeooo:paragraph-rsid="0031756b"/>
    </style:style>
    <style:style style:name="P34" style:family="paragraph" style:parent-style-name="Standard">
      <style:text-properties officeooo:rsid="000238ed" officeooo:paragraph-rsid="0033cd1b"/>
    </style:style>
    <style:style style:name="P35" style:family="paragraph" style:parent-style-name="Standard">
      <style:text-properties officeooo:rsid="000238ed" officeooo:paragraph-rsid="00368ee6"/>
    </style:style>
    <style:style style:name="P36" style:family="paragraph" style:parent-style-name="Standard">
      <style:text-properties officeooo:rsid="000238ed" officeooo:paragraph-rsid="00394b2e"/>
    </style:style>
    <style:style style:name="P37" style:family="paragraph" style:parent-style-name="Standard">
      <style:text-properties officeooo:rsid="000238ed" officeooo:paragraph-rsid="003a8afc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0f8adb" officeooo:paragraph-rsid="000f8adb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0f8adb" officeooo:paragraph-rsid="000fe745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0fe745" officeooo:paragraph-rsid="000fe745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0fe745" officeooo:paragraph-rsid="0018b097" style:font-weight-asian="bold" style:font-weight-complex="bold"/>
    </style:style>
    <style:style style:name="P42" style:family="paragraph" style:parent-style-name="Standard">
      <style:text-properties officeooo:rsid="000f8adb" officeooo:paragraph-rsid="000f8adb"/>
    </style:style>
    <style:style style:name="P43" style:family="paragraph" style:parent-style-name="Standard">
      <style:text-properties style:text-underline-style="none" fo:font-weight="normal" officeooo:rsid="000238ed" officeooo:paragraph-rsid="0010d30a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0238ed" officeooo:paragraph-rsid="001458f7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0238ed" officeooo:paragraph-rsid="00176427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0238ed" officeooo:paragraph-rsid="001a4d9e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0238ed" officeooo:paragraph-rsid="001b4cc3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0238ed" officeooo:paragraph-rsid="001bd9e5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0238ed" officeooo:paragraph-rsid="001f370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officeooo:rsid="002faee6" officeooo:paragraph-rsid="002faee6"/>
    </style:style>
    <style:style style:name="P51" style:family="paragraph" style:parent-style-name="Standard">
      <style:paragraph-properties fo:text-align="start" style:justify-single-word="false"/>
      <style:text-properties officeooo:rsid="002faee6" officeooo:paragraph-rsid="00309958"/>
    </style:style>
    <style:style style:name="P52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238ed" officeooo:paragraph-rsid="0031756b" style:font-size-asian="10.5pt" style:font-weight-asian="normal" style:font-size-complex="12pt" style:font-weight-complex="normal"/>
    </style:style>
    <style:style style:name="T1" style:family="text">
      <style:text-properties fo:color="#800000"/>
    </style:style>
    <style:style style:name="T2" style:family="text">
      <style:text-properties fo:color="#800000" officeooo:rsid="0003d2a8"/>
    </style:style>
    <style:style style:name="T3" style:family="text">
      <style:text-properties fo:color="#800000" officeooo:rsid="0009eea1"/>
    </style:style>
    <style:style style:name="T4" style:family="text">
      <style:text-properties fo:color="#800000" officeooo:rsid="000aa704"/>
    </style:style>
    <style:style style:name="T5" style:family="text">
      <style:text-properties fo:color="#800000" officeooo:rsid="000832c9"/>
    </style:style>
    <style:style style:name="T6" style:family="text">
      <style:text-properties fo:color="#800000" officeooo:rsid="0005e7bf"/>
    </style:style>
    <style:style style:name="T7" style:family="text">
      <style:text-properties fo:color="#800000" officeooo:rsid="00078509"/>
    </style:style>
    <style:style style:name="T8" style:family="text">
      <style:text-properties fo:color="#800000" officeooo:rsid="0005e4cf"/>
    </style:style>
    <style:style style:name="T9" style:family="text">
      <style:text-properties fo:color="#800000" officeooo:rsid="0007e261"/>
    </style:style>
    <style:style style:name="T10" style:family="text">
      <style:text-properties fo:color="#800000" officeooo:rsid="000eb480"/>
    </style:style>
    <style:style style:name="T11" style:family="text">
      <style:text-properties fo:color="#800000" officeooo:rsid="000ed2dc"/>
    </style:style>
    <style:style style:name="T12" style:family="text">
      <style:text-properties fo:color="#800000" officeooo:rsid="0021fbcc"/>
    </style:style>
    <style:style style:name="T13" style:family="text">
      <style:text-properties fo:color="#800000" officeooo:rsid="002a0c15"/>
    </style:style>
    <style:style style:name="T14" style:family="text">
      <style:text-properties fo:color="#800000" officeooo:rsid="002c43d0"/>
    </style:style>
    <style:style style:name="T15" style:family="text">
      <style:text-properties fo:color="#800000" officeooo:rsid="0031756b"/>
    </style:style>
    <style:style style:name="T16" style:family="text">
      <style:text-properties fo:color="#800000" officeooo:rsid="0031cd95"/>
    </style:style>
    <style:style style:name="T17" style:family="text">
      <style:text-properties fo:color="#800000" officeooo:rsid="00327396"/>
    </style:style>
    <style:style style:name="T18" style:family="text">
      <style:text-properties fo:color="#800000" officeooo:rsid="0033cd1b"/>
    </style:style>
    <style:style style:name="T19" style:family="text">
      <style:text-properties fo:color="#800000" officeooo:rsid="00368ee6"/>
    </style:style>
    <style:style style:name="T20" style:family="text">
      <style:text-properties fo:color="#800000" officeooo:rsid="0037d2bb"/>
    </style:style>
    <style:style style:name="T21" style:family="text">
      <style:text-properties fo:color="#800000" officeooo:rsid="003c38c3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officeooo:rsid="0005e7bf"/>
    </style:style>
    <style:style style:name="T24" style:family="text">
      <style:text-properties style:use-window-font-color="true" officeooo:rsid="0007e261"/>
    </style:style>
    <style:style style:name="T25" style:family="text">
      <style:text-properties style:use-window-font-color="true" officeooo:rsid="002c43d0"/>
    </style:style>
    <style:style style:name="T26" style:family="text">
      <style:text-properties fo:color="#990000" officeooo:rsid="0005e7bf"/>
    </style:style>
    <style:style style:name="T27" style:family="text">
      <style:text-properties fo:color="#990000" officeooo:rsid="000eb480"/>
    </style:style>
    <style:style style:name="T28" style:family="text">
      <style:text-properties fo:color="#990000" officeooo:rsid="000ed2dc"/>
    </style:style>
    <style:style style:name="T29" style:family="text">
      <style:text-properties fo:color="#990000" officeooo:rsid="002aa7fa"/>
    </style:style>
    <style:style style:name="T30" style:family="text">
      <style:text-properties officeooo:rsid="0007e261"/>
    </style:style>
    <style:style style:name="T31" style:family="text">
      <style:text-properties officeooo:rsid="000ed2dc"/>
    </style:style>
    <style:style style:name="T32" style:family="text">
      <style:text-properties officeooo:rsid="000fe745"/>
    </style:style>
    <style:style style:name="T33" style:family="text">
      <style:text-properties officeooo:rsid="0015b8cc"/>
    </style:style>
    <style:style style:name="T34" style:family="text">
      <style:text-properties officeooo:rsid="0018b097"/>
    </style:style>
    <style:style style:name="T3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6" style:family="text">
      <style:text-properties fo:font-size="15pt" style:text-underline-style="solid" style:text-underline-width="auto" style:text-underline-color="font-color" fo:font-weight="bold" officeooo:rsid="000d9f3d" style:font-size-asian="15pt" style:font-weight-asian="bold" style:font-size-complex="15pt" style:font-weight-complex="bold"/>
    </style:style>
    <style:style style:name="T37" style:family="text">
      <style:text-properties fo:font-size="15pt" style:text-underline-style="solid" style:text-underline-width="auto" style:text-underline-color="font-color" fo:font-weight="bold" officeooo:rsid="00309958" style:font-size-asian="15pt" style:font-weight-asian="bold" style:font-size-complex="15pt" style:font-weight-complex="bold"/>
    </style:style>
    <style:style style:name="T38" style:family="text">
      <style:text-properties officeooo:rsid="00368ee6"/>
    </style:style>
    <style:style style:name="T39" style:family="text">
      <style:text-properties officeooo:rsid="003c38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35">USER</text:span><text:span text:style-name="T36">S STORIES</text:span></text:p>
      <text:p text:style-name="P28"><text:span text:style-name="T36"/></text:p>
      <text:p text:style-name="P50"><text:span text:style-name="T36">U</text:span><text:span text:style-name="T35">TILISATEUR :</text:span></text:p>
      <text:p text:style-name="P32"><text:span text:style-name="T36"/></text:p>
      <text:p text:style-name="P38">GÉNÉRAL :</text:p>
      <text:p text:style-name="P42"/>
      <text:p text:style-name="P1">En tant qu’<text:span text:style-name="T1">utilisateur</text:span></text:p>
      <text:p text:style-name="P1">Je peux <text:span text:style-name="T1">me connecter sur le site</text:span></text:p>
      <text:p text:style-name="P1">Afin d’<text:span text:style-name="T1">utiliser les services du site</text:span></text:p>
      <text:p text:style-name="P1"/>
      <text:p text:style-name="P1">En tant que <text:span text:style-name="T1">nouvel utilisateur</text:span></text:p>
      <text:p text:style-name="P1">Je peux <text:span text:style-name="T1">m’inscrire sur le site</text:span></text:p>
      <text:p text:style-name="P1">Afin d’<text:span text:style-name="T1">être capable de me connecter</text:span></text:p>
      <text:p text:style-name="P1"><text:span text:style-name="T1"/></text:p>
      <text:p text:style-name="P18">En tant qu’<text:span text:style-name="T1">utilisateur</text:span></text:p>
      <text:p text:style-name="P18">Je peux<text:span text:style-name="T26"> </text:span><text:span text:style-name="T27">me déconnecter du site</text:span></text:p>
      <text:p text:style-name="P18"><text:span text:style-name="T23">Afin de </text:span><text:span text:style-name="T10">quitter le site</text:span></text:p>
      <text:p text:style-name="P18"><text:span text:style-name="T10"/></text:p>
      <text:p text:style-name="P39"><text:span text:style-name="T32">QUESTION</text:span> :</text:p>
      <text:p text:style-name="P39"/>
      <text:p text:style-name="P19">En tant qu’<text:span text:style-name="T1">utilisateur</text:span></text:p>
      <text:p text:style-name="P19">Je peux <text:span text:style-name="T1">créer une question</text:span></text:p>
      <text:p text:style-name="P19">Afin de <text:span text:style-name="T1">la partager sur le site</text:span></text:p>
      <text:p text:style-name="P6"/>
      <text:p text:style-name="P19">En tant qu’<text:span text:style-name="T1">utilisateur</text:span></text:p>
      <text:p text:style-name="P19">Je peux <text:span text:style-name="T7">modifier une question que j’ai créé</text:span></text:p>
      <text:p text:style-name="P19"><text:span text:style-name="T22">Afin de </text:span><text:span text:style-name="T7">corriger une erreur</text:span></text:p>
      <text:p text:style-name="P10"/>
      <text:p text:style-name="P19">En tant qu’<text:span text:style-name="T1">utilisateur</text:span></text:p>
      <text:p text:style-name="P19">Je peux <text:span text:style-name="T7">supprimer une question que j’ai créé</text:span></text:p>
      <text:p text:style-name="P19"><text:span text:style-name="T22">Afin de </text:span><text:span text:style-name="T7">ne plus l’afficher sur le site</text:span></text:p>
      <text:p text:style-name="P19"/>
      <text:p text:style-name="P19">En tant qu’<text:span text:style-name="T1">utilisateur</text:span></text:p>
      <text:p text:style-name="P19">Je peux <text:span text:style-name="T1">rechercher une question</text:span></text:p>
      <text:p text:style-name="P43">Afin de <text:span text:style-name="T12">voir la question et sa réponse</text:span></text:p>
      <text:p text:style-name="P43"><text:span text:style-name="T1"/></text:p>
      <text:p text:style-name="P19">En tant qu’<text:span text:style-name="T1">utilisateur</text:span></text:p>
      <text:p text:style-name="P19">Je peux <text:span text:style-name="T1">noter une question</text:span></text:p>
      <text:p text:style-name="P19"><text:span text:style-name="T22">Afin de</text:span><text:span text:style-name="T1"> d’améliorer le référencement de la question</text:span></text:p>
      <text:p text:style-name="P6"/>
      <text:p text:style-name="P19">En tant qu’<text:span text:style-name="T1">utilisateur</text:span></text:p>
      <text:p text:style-name="P19">Je peux <text:span text:style-name="T1">commenter une question</text:span></text:p>
      <text:p text:style-name="P19"><text:span text:style-name="T22">Afin de</text:span><text:span text:style-name="T1"> donner mon avis sur celle-ci</text:span></text:p>
      <text:p text:style-name="P19"><text:span text:style-name="T1"/></text:p>
      <text:p text:style-name="P27">En tant qu’<text:span text:style-name="T1">utilisateur</text:span></text:p>
      <text:p text:style-name="P27">Je peux<text:span text:style-name="T26"> </text:span><text:span text:style-name="T28">partager une question avec un autre utilisateur</text:span></text:p>
      <text:p text:style-name="P8"><text:span text:style-name="T23">Afin de </text:span><text:span text:style-name="T31">lui faire découvrir la question</text:span></text:p>
      <text:p text:style-name="P6"/>
      <text:p text:style-name="P36"><text:soft-page-break/>En tant qu’<text:span text:style-name="T20">utilisateur</text:span></text:p>
      <text:p text:style-name="P36">Je peux <text:span text:style-name="T19">signaler un contenu inapproprié </text:span></text:p>
      <text:p text:style-name="P7"><text:span text:style-name="T23">Afin de </text:span><text:span text:style-name="T38">voir supprimé ou modifié par la suite le contenu</text:span></text:p>
      <text:p text:style-name="P7"/>
      <text:p text:style-name="P19">En tant qu’<text:span text:style-name="T1">utilisateur</text:span></text:p>
      <text:p text:style-name="P19">Je peux <text:span text:style-name="T1">accéder aux dernières questions crées par les utilisateurs</text:span></text:p>
      <text:p text:style-name="P19"><text:span text:style-name="T22">Afin de</text:span><text:span text:style-name="T1"> </text:span><text:span text:style-name="T2">consulter les dernières nouveautés de questions</text:span><text:span text:style-name="T1"> </text:span></text:p>
      <text:p text:style-name="P6"/>
      <text:p text:style-name="P19">En tant qu’<text:span text:style-name="T1">utilisateur</text:span></text:p>
      <text:p text:style-name="P19">Je peux <text:span text:style-name="T8">accéder aux questions que j’ai créé</text:span></text:p>
      <text:p text:style-name="P43"><text:span text:style-name="T22">Afin de </text:span><text:span text:style-name="T8">consulter, modifier ou supprimer celles-ci</text:span></text:p>
      <text:p text:style-name="P43"><text:span text:style-name="T8"/></text:p>
      <text:p text:style-name="P40"><text:span text:style-name="T33">MESSAGES</text:span> :</text:p>
      <text:p text:style-name="P40"/>
      <text:p text:style-name="P21">En tant qu’<text:span text:style-name="T1">utilisateur</text:span></text:p>
      <text:p text:style-name="P21">Je peux<text:span text:style-name="T26"> </text:span><text:span text:style-name="T27">envoyer et recevoir des messages d'un autre utilisateur</text:span></text:p>
      <text:p text:style-name="P45"><text:span text:style-name="T23">Afin de </text:span><text:span text:style-name="T10">communiquer avec celui-ci</text:span></text:p>
      <text:p text:style-name="P45"><text:span text:style-name="T10"/></text:p>
      <text:p text:style-name="P26">En tant qu’<text:span text:style-name="T1">utilisateur</text:span></text:p>
      <text:p text:style-name="P26">Je peux<text:span text:style-name="T26"> </text:span><text:span text:style-name="T28">accéder à mes messages</text:span></text:p>
      <text:p text:style-name="P49"><text:span text:style-name="T23">Afin de </text:span><text:span text:style-name="T10">voir les </text:span><text:span text:style-name="T11">messages reçus et envoyés</text:span></text:p>
      <text:p text:style-name="P40"/>
      <text:p text:style-name="P40">NOTIFICATIONS :</text:p>
      <text:p text:style-name="P40"/>
      <text:p text:style-name="P20">En tant qu’<text:span text:style-name="T1">utilisateur</text:span></text:p>
      <text:p text:style-name="P20">Je peux<text:span text:style-name="T26"> </text:span><text:span text:style-name="T27">accéder à mes notifications</text:span></text:p>
      <text:p text:style-name="P44"><text:span text:style-name="T23">Afin de </text:span><text:span text:style-name="T10">voir les nouveaux commentaires et notes de mes questions</text:span></text:p>
      <text:p text:style-name="P40"/>
      <text:p text:style-name="P41"><text:span text:style-name="T34">AMIS</text:span> :</text:p>
      <text:p text:style-name="P40"/>
      <text:p text:style-name="P22">En tant qu’<text:span text:style-name="T1">utilisateur</text:span></text:p>
      <text:p text:style-name="P22">Je peux<text:span text:style-name="T26"> </text:span><text:span text:style-name="T27">ajouter un utilisateur à mes amis</text:span></text:p>
      <text:p text:style-name="P46"><text:span text:style-name="T23">Afin de </text:span><text:span text:style-name="T10">l'ajouter à ma liste d'amis</text:span></text:p>
      <text:p text:style-name="P46"><text:span text:style-name="T10"/></text:p>
      <text:p text:style-name="P23">En tant qu’<text:span text:style-name="T1">utilisateur</text:span></text:p>
      <text:p text:style-name="P23">Je peux<text:span text:style-name="T26"> </text:span><text:span text:style-name="T27">supprimer un utilisateur de mes amis</text:span></text:p>
      <text:p text:style-name="P23"><text:span text:style-name="T23">Afin de </text:span><text:span text:style-name="T10">le supprimer de ma liste d'amis</text:span></text:p>
      <text:p text:style-name="P23"/>
      <text:p text:style-name="P23">En tant qu’<text:span text:style-name="T1">utilisateur</text:span></text:p>
      <text:p text:style-name="P23">Je peux<text:span text:style-name="T26"> </text:span><text:span text:style-name="T27">suivre un utilisateur</text:span></text:p>
      <text:p text:style-name="P47"><text:span text:style-name="T23">Afin de </text:span><text:span text:style-name="T10">suivre ses nouveaux contenus</text:span></text:p>
      <text:p text:style-name="P40"/>
      <text:p text:style-name="P40">PROFIL :</text:p>
      <text:p text:style-name="P40"/>
      <text:p text:style-name="P24">En tant qu’<text:span text:style-name="T1">utilisateur</text:span></text:p>
      <text:p text:style-name="P24">Je peux<text:span text:style-name="T26"> </text:span><text:span text:style-name="T27">accéder à mon profil</text:span></text:p>
      <text:p text:style-name="P24"><text:span text:style-name="T23">Afin de </text:span><text:span text:style-name="T10">voir les données de mon profil</text:span></text:p>
      <text:p text:style-name="P24"><text:span text:style-name="T10"/></text:p>
      <text:p text:style-name="P24"><text:span text:style-name="T10"/></text:p>
      <text:p text:style-name="P24"><text:soft-page-break/>En tant qu’<text:span text:style-name="T1">utilisateur</text:span></text:p>
      <text:p text:style-name="P24">Je peux<text:span text:style-name="T26"> </text:span><text:span text:style-name="T27">modifier les données de mon profil</text:span></text:p>
      <text:p text:style-name="P48"><text:span text:style-name="T23">Afin de </text:span><text:span text:style-name="T10">mettre à jour mon profil</text:span></text:p>
      <text:p text:style-name="P40"/>
      <text:p text:style-name="P40">QUESTIONNAIRE :</text:p>
      <text:p text:style-name="P11"/>
      <text:p text:style-name="P2">En tant qu’<text:span text:style-name="T1">utilisateur</text:span></text:p>
      <text:p text:style-name="P2">Je peux <text:span text:style-name="T6">créer un questionnaire</text:span></text:p>
      <text:p text:style-name="P2"><text:span text:style-name="T22">Afin de </text:span><text:span text:style-name="T6">stocker les questions</text:span></text:p>
      <text:p text:style-name="P2"><text:span text:style-name="T6"/></text:p>
      <text:p text:style-name="P3">En tant qu’<text:span text:style-name="T1">utilisateur</text:span></text:p>
      <text:p text:style-name="P3">Je peu<text:span text:style-name="T30">x</text:span><text:span text:style-name="T26"> </text:span><text:span text:style-name="T9">modifier </text:span><text:span text:style-name="T6">un questionnaire</text:span></text:p>
      <text:p text:style-name="P3"><text:span text:style-name="T23">Afin de</text:span><text:span text:style-name="T26"> </text:span><text:span text:style-name="T9">corriger les erreurs dans celui-ci</text:span></text:p>
      <text:p text:style-name="P13"/>
      <text:p text:style-name="P4">En tant qu’<text:span text:style-name="T1">utilisateur</text:span></text:p>
      <text:p text:style-name="P4">Je peux <text:span text:style-name="T3">ajouter </text:span><text:span text:style-name="T1">une question à </text:span><text:span text:style-name="T4">l</text:span><text:span text:style-name="T3">’un de mes questionnaire</text:span></text:p>
      <text:p text:style-name="P5">Afin de <text:span text:style-name="T7">constituer</text:span><text:span text:style-name="T3"> </text:span><text:span text:style-name="T4">celui-ci</text:span></text:p>
      <text:p text:style-name="P9"/>
      <text:p text:style-name="P4">En tant qu’<text:span text:style-name="T1">utilisateur</text:span></text:p>
      <text:p text:style-name="P4">Je peux <text:span text:style-name="T7">supprimer une question à </text:span><text:span text:style-name="T4">l</text:span><text:span text:style-name="T3">’un de mes questionnaire</text:span></text:p>
      <text:p text:style-name="P4"><text:span text:style-name="T24">Afin de </text:span><text:span text:style-name="T3">modifier mon questionnaire</text:span></text:p>
      <text:p text:style-name="P12"/>
      <text:p text:style-name="P3">En tant qu’<text:span text:style-name="T1">utilisateur</text:span></text:p>
      <text:p text:style-name="P3">Je peux<text:span text:style-name="T26"> </text:span><text:span text:style-name="T5">supprimer </text:span><text:span text:style-name="T6">un questionnaire</text:span></text:p>
      <text:p text:style-name="P3"><text:span text:style-name="T23">Afin de </text:span><text:span text:style-name="T5">ne plus l’afficher sur le site</text:span></text:p>
      <text:p text:style-name="P16"><text:span text:style-name="T10"/></text:p>
      <text:p text:style-name="P29">En tant qu’<text:span text:style-name="T1">utilisateur</text:span></text:p>
      <text:p text:style-name="P29">Je peu<text:span text:style-name="T30">x</text:span><text:span text:style-name="T26"> </text:span><text:span text:style-name="T13">affecter un nombre de points à une question de mon questionnaire</text:span></text:p>
      <text:p text:style-name="P29"><text:span text:style-name="T23">Afin de</text:span><text:span text:style-name="T26"> </text:span><text:span text:style-name="T13">déterminer sa valeur en points</text:span></text:p>
      <text:p text:style-name="P16"><text:span text:style-name="T10"/></text:p>
      <text:p text:style-name="P25">En tant qu’<text:span text:style-name="T1">utilisateur</text:span></text:p>
      <text:p text:style-name="P25">Je peux<text:span text:style-name="T26"> </text:span><text:span text:style-name="T28">créer un document contenant un questionnaire</text:span></text:p>
      <text:p text:style-name="P25"><text:span text:style-name="T23">Afin de </text:span><text:span text:style-name="T11">le sauvegarder sur son périphérique ou l'imprimer</text:span></text:p>
      <text:p text:style-name="P25"><text:span text:style-name="T11"/></text:p>
      <text:p text:style-name="P30">En tant qu’<text:span text:style-name="T1">utilisateur</text:span></text:p>
      <text:p text:style-name="P30">Je peux<text:span text:style-name="T26"> </text:span><text:span text:style-name="T28">créer un </text:span><text:span text:style-name="T29">questionnaire Google form à partir de mon questionnaire</text:span></text:p>
      <text:p text:style-name="P30"><text:span text:style-name="T23">Afin d</text:span><text:span text:style-name="T25">'</text:span><text:span text:style-name="T14">obtenir un lien Google Form du questionnaire</text:span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oft-page-break/><text:span text:style-name="T14"/></text:p>
      <text:p text:style-name="P51"><text:span text:style-name="T37">ADMINISTRATEUR</text:span><text:span text:style-name="T35"> :</text:span></text:p>
      <text:p text:style-name="P51"/>
      <text:p text:style-name="P33">En tant qu’<text:span text:style-name="T15">administrateur</text:span></text:p>
      <text:p text:style-name="P33">Je peux <text:span text:style-name="T15">supprimer un </text:span><text:span text:style-name="T16">contenu</text:span><text:span text:style-name="T15"> </text:span><text:span text:style-name="T16">inapproprié</text:span></text:p>
      <text:p text:style-name="P52">Afin de <text:span text:style-name="T16">supprimer le contenu </text:span><text:span text:style-name="T17">du</text:span><text:span text:style-name="T16"> site</text:span></text:p>
      <text:p text:style-name="P17"><text:span text:style-name="T23"/></text:p>
      <text:p text:style-name="P34">En tant qu’<text:span text:style-name="T18">administrateur</text:span></text:p>
      <text:p text:style-name="P34">Je peux <text:span text:style-name="T18">supprimer un compte utilisateur</text:span></text:p>
      <text:p text:style-name="P17"><text:span text:style-name="T23">Afin de </text:span><text:span text:style-name="T18">supprimer les informations personnelles, les contenus et le compte de l'utilisateur</text:span></text:p>
      <text:p text:style-name="P35"><text:span text:style-name="T18"/></text:p>
      <text:p text:style-name="P17"><text:span text:style-name="T11"/></text:p>
      <text:p text:style-name="P17"><text:span text:style-name="T11"/></text:p>
      <text:p text:style-name="P1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57:13.150602100</meta:creation-date>
    <dc:date>2018-05-14T19:44:10.677000000</dc:date>
    <meta:editing-duration>PT1H54M39S</meta:editing-duration>
    <meta:editing-cycles>58</meta:editing-cycles>
    <meta:generator>LibreOffice/4.4.5.2$Windows_x86 LibreOffice_project/a22f674fd25a3b6f45bdebf25400ed2adff0ff99</meta:generator>
    <meta:document-statistic meta:table-count="0" meta:image-count="0" meta:object-count="0" meta:page-count="4" meta:paragraph-count="103" meta:word-count="566" meta:character-count="3383" meta:non-whitespace-character-count="2918"/>
  </office:meta>
</office:document-meta>
</file>